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line-through-style="solid"/>
    </style:style>
    <style:style style:name="T5" style:family="text">
      <style:text-properties style:text-line-through-style="solid"/>
    </style:style>
    <style:style style:name="T6" style:family="text">
      <style:text-properties style:text-line-through-style="solid"/>
    </style:style>
    <style:style style:name="T7" style:family="text">
      <style:text-properties style:text-line-through-style="solid"/>
    </style:style>
    <style:style style:name="T8" style:family="text">
      <style:text-properties style:text-line-through-style="solid"/>
    </style:style>
    <style:style style:name="T9" style:family="text">
      <style:text-properties style:text-line-through-style="solid"/>
    </style:style>
    <style:style style:name="T10" style:family="text">
      <style:text-properties style:text-line-through-style="solid"/>
    </style:style>
    <style:style style:name="T11" style:family="text">
      <style:text-properties style:text-line-through-style="solid"/>
    </style:style>
    <style:style style:name="T12" style:family="text">
      <style:text-properties style:text-line-through-style="solid"/>
    </style:style>
    <style:style style:name="T13" style:family="text">
      <style:text-properties style:text-line-through-style="solid"/>
    </style:style>
    <style:style style:name="T14" style:family="text">
      <style:text-properties style:text-line-through-style="solid" style:font-name="Courier New" style:font-name-asian="Courier New" style:font-name-complex="Courier New"/>
    </style:style>
    <style:style style:name="T15" style:family="text">
      <style:text-properties style:text-line-through-style="solid"/>
    </style:style>
    <style:style style:name="T16" style:family="text">
      <style:text-properties style:text-line-through-style="solid"/>
    </style:style>
    <style:style style:name="T17" style:family="text">
      <style:text-properties style:text-line-through-style="solid"/>
    </style:style>
    <style:style style:name="T18" style:family="text">
      <style:text-properties style:text-line-through-style="solid"/>
    </style:style>
    <style:style style:name="T19" style:family="text">
      <style:text-properties style:text-line-through-style="solid"/>
    </style:style>
    <style:style style:name="T20" style:family="text">
      <style:text-properties style:text-line-through-style="solid"/>
    </style:style>
    <style:style style:name="T21" style:family="text">
      <style:text-properties style:text-line-through-style="solid"/>
    </style:style>
    <style:style style:name="T22" style:family="text">
      <style:text-properties style:text-line-through-style="solid"/>
    </style:style>
    <style:style style:name="T23" style:family="text">
      <style:text-properties style:text-line-through-style="solid"/>
    </style:style>
    <style:style style:name="T24" style:family="text">
      <style:text-properties style:text-line-through-style="solid"/>
    </style:style>
    <style:style style:name="T25" style:family="text">
      <style:text-properties style:text-line-through-style="solid"/>
    </style:style>
    <style:style style:name="T26" style:family="text">
      <style:text-properties style:text-line-through-style="solid"/>
    </style:style>
    <style:style style:name="T27" style:family="text">
      <style:text-properties style:text-line-through-style="solid"/>
    </style:style>
    <style:style style:name="T28" style:family="text">
      <style:text-properties style:text-line-through-style="solid"/>
    </style:style>
    <style:style style:name="T29" style:family="text">
      <style:text-properties style:text-line-through-style="solid"/>
    </style:style>
    <style:style style:name="T30" style:family="text">
      <style:text-properties style:text-line-through-style="solid"/>
    </style:style>
    <style:style style:name="T31" style:family="text">
      <style:text-properties style:text-line-through-style="solid"/>
    </style:style>
    <style:style style:name="T32" style:family="text">
      <style:text-properties style:text-line-through-style="solid"/>
    </style:style>
    <style:style style:name="T33" style:family="text">
      <style:text-properties style:text-line-through-style="solid"/>
    </style:style>
    <style:style style:name="T34" style:family="text">
      <style:text-properties style:text-line-through-style="solid"/>
    </style:style>
    <style:style style:name="T35" style:family="text">
      <style:text-properties style:text-line-through-style="solid"/>
    </style:style>
    <style:style style:name="T36" style:family="text">
      <style:text-properties style:text-line-through-style="solid"/>
    </style:style>
    <style:style style:name="T37" style:family="text">
      <style:text-properties style:text-line-through-style="solid"/>
    </style:style>
    <style:style style:name="T38" style:family="text">
      <style:text-properties style:text-line-through-style="solid"/>
    </style:style>
    <style:style style:name="T39" style:family="text">
      <style:text-properties style:text-line-through-style="solid"/>
    </style:style>
    <style:style style:name="T40" style:family="text">
      <style:text-properties style:text-line-through-style="solid"/>
    </style:style>
    <style:style style:name="T41" style:family="text">
      <style:text-properties style:text-line-through-style="solid"/>
    </style:style>
    <style:style style:name="T42" style:family="text">
      <style:text-properties style:text-line-through-style="solid"/>
    </style:style>
    <style:style style:name="T43" style:family="text">
      <style:text-properties style:text-line-through-style="solid"/>
    </style:style>
    <style:style style:name="T44" style:family="text">
      <style:text-properties style:text-line-through-style="solid"/>
    </style:style>
    <style:style style:name="T45" style:family="text">
      <style:text-properties style:text-line-through-style="solid"/>
    </style:style>
    <style:style style:name="T46" style:family="text">
      <style:text-properties style:text-line-through-style="solid"/>
    </style:style>
    <style:style style:name="T47" style:family="text">
      <style:text-properties style:text-line-through-style="solid"/>
    </style:style>
    <style:style style:name="T48" style:family="text">
      <style:text-properties style:text-line-through-style="solid"/>
    </style:style>
    <style:style style:name="T49" style:family="text">
      <style:text-properties style:text-line-through-style="solid"/>
    </style:style>
    <style:style style:name="T50" style:family="text">
      <style:text-properties style:text-line-through-style="solid"/>
    </style:style>
    <style:style style:name="T51" style:family="text">
      <style:text-properties style:text-line-through-style="solid" style:font-name="Courier New" style:font-name-asian="Courier New" style:font-name-complex="Courier New"/>
    </style:style>
    <style:style style:name="T52" style:family="text">
      <style:text-properties style:text-line-through-style="solid"/>
    </style:style>
    <style:style style:name="T53" style:family="text">
      <style:text-properties style:text-line-through-style="solid"/>
    </style:style>
    <style:style style:name="T54" style:family="text">
      <style:text-properties style:text-line-through-style="solid"/>
    </style:style>
    <style:style style:name="T55" style:family="text">
      <style:text-properties style:text-line-through-style="solid"/>
    </style:style>
    <style:style style:name="T56" style:family="text">
      <style:text-properties fo:font-weight="bold" style:font-weight-asian="bold" style:font-weight-complex="bold"/>
    </style:style>
    <style:style style:name="T57" style:family="text">
      <style:text-properties style:font-name="Courier New" style:font-name-asian="Courier New" style:font-name-complex="Courier New"/>
    </style:style>
    <style:style style:name="T58" style:family="text">
      <style:text-properties fo:font-weight="bold" style:font-weight-asian="bold" style:font-weight-complex="bold"/>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style:font-name="Courier New" style:font-name-asian="Courier New" style:font-name-complex="Courier New"/>
    </style:style>
    <style:style style:name="T62" style:family="text">
      <style:text-properties fo:font-weight="bold" style:font-weight-asian="bold" style:font-weight-complex="bold"/>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style:font-name="Courier New" style:font-name-asian="Courier New" style:font-name-complex="Courier New"/>
    </style:style>
    <style:style style:name="T66" style:family="text">
      <style:text-properties fo:font-weight="bold" style:font-weight-asian="bold" style:font-weight-complex="bold"/>
    </style:style>
    <style:style style:name="T67" style:family="text">
      <style:text-properties style:font-name="Courier New" style:font-name-asian="Courier New" style:font-name-complex="Courier New"/>
    </style:style>
    <style:style style:name="T68" style:family="text">
      <style:text-properties fo:font-weight="bold" style:font-weight-asian="bold" style:font-weight-complex="bold"/>
    </style:style>
    <style:style style:name="T69" style:family="text">
      <style:text-properties style:font-name="Courier New" style:font-name-asian="Courier New" style:font-name-complex="Courier New"/>
    </style:style>
    <style:style style:name="T70" style:family="text">
      <style:text-properties fo:font-weight="bold" style:font-weight-asian="bold" style:font-weight-complex="bold"/>
    </style:style>
    <style:style style:name="T71" style:family="text">
      <style:text-properties style:font-name="Courier New" style:font-name-asian="Courier New" style:font-name-complex="Courier New"/>
    </style:style>
    <style:style style:name="T72" style:family="text">
      <style:text-properties fo:font-weight="bold" style:font-weight-asian="bold" style:font-weight-complex="bold"/>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fo:font-weight="bold" style:font-weight-asian="bold" style:font-weight-complex="bold"/>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fo:font-variant="small-caps"/>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fo:font-weight="bold" style:font-weight-asian="bold" style:font-weight-complex="bold"/>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fo:font-weight="bold" style:font-weight-asian="bold" style:font-weight-complex="bold"/>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fo:font-variant="small-caps"/>
    </style:style>
    <style:style style:name="T130" style:family="text">
      <style:text-properties fo:font-variant="small-caps"/>
    </style:style>
    <style:style style:name="T131" style:family="text">
      <style:text-properties fo:font-variant="small-caps"/>
    </style:style>
    <style:style style:name="T132" style:family="text">
      <style:text-properties fo:font-variant="small-caps"/>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variant="small-caps"/>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3">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Quotations">
      <style:paragraph-properties fo:margin-left="0.5in" fo:margin-right="0in" fo:text-indent="0in" style:auto-text-indent="false"/>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style>
    <style:style style:name="P31" style:family="paragraph" style:parent-style-name="Preformatted_20_Text">
    </style:style>
    <style:style style:name="P32" style:family="paragraph" style:parent-style-name="Preformatted_20_Text">
    </style:style>
  </office:automatic-styles>
  <office:body>
    <office:text>
      <text:h text:style-name="Title">HTML, PDF, epub, odt und mobi mit pandocs markdown unter Rumex erstellen</text:h>
      <text:p text:style-name="Author">Stefan Blechschmidt</text:p>
      <text:p text:style-name="Date">2013, 2014</text:p>
      <text:p text:style-name="Text_20_body">Rumex verwendet pandocs markdown weil man damit sehr einfach und schnell Text erstellen und in verschiedenen Formate wandeln kann. Für die Erstellung von Denkschriften<text:note text:id="ftn0" text:note-class="footnote"><text:note-citation>1</text:note-citation><text:note-body><text:p text:style-name="Footnote">Im Neudeutschen würde man die Denkschrift als Memorandum bezeichnen.</text:p></text:note-body></text:note> wurde zusätzlich eine, ich nenne sie <text:span text:style-name="T1">statik</text:span><text:span text:style-name="T2"> </text:span><text:span text:style-name="T3">Funktion</text:span> eingebaut. Mit dieser Funktion ist es möglich innerhalb eines Unterverzeichnisses verschiedenen Ausgabe Formate zu erstellen. Zur Zeit werden, von Rumex, folgenden Formate unterstützt:</text:p>
      <text:list text:style-name="L1">
        <text:list-item>
          <text:p text:style-name="P1">.html</text:p>
        </text:list-item>
        <text:list-item>
          <text:p text:style-name="P1">.pdf</text:p>
        </text:list-item>
        <text:list-item>
          <text:p text:style-name="P1">.odt OpenDokument</text:p>
        </text:list-item>
        <text:list-item>
          <text:p text:style-name="P1">.epub E-Book</text:p>
        </text:list-item>
        <text:list-item>
          <text:p text:style-name="P1">.mobi E-Book (Kindle)</text:p>
        </text:list-item>
      </text:list>
      <text:p text:style-name="First_20_paragraph">Erstellt werden die einzelnen Formate über <text:a xlink:type="simple" xlink:href="#rumex-kurztasten" office:name=""><text:span text:style-name="Definition">Funktionstasten</text:span></text:a> die innerhalb (g)vim<text:note text:id="ftn1" text:note-class="footnote"><text:note-citation>2</text:note-citation><text:note-body><text:p text:style-name="Footnote">Die Funktionstasten sind im gvim Rumex Menü nicht eingebaut. Man sollte sie sich also merken :-).</text:p></text:note-body></text:note> zur Verfügung stehen.<text:line-break/><text:span text:style-name="T4">Eine</text:span><text:span text:style-name="T5"> </text:span><text:span text:style-name="T6">Besonderheit</text:span><text:span text:style-name="T7"> </text:span><text:span text:style-name="T8">ist</text:span><text:span text:style-name="T9"> </text:span><text:span text:style-name="T10">dass</text:span><text:span text:style-name="T11"> </text:span><text:span text:style-name="T12">die</text:span><text:span text:style-name="T13"> </text:span><text:span text:style-name="T14">.htm</text:span><text:span text:style-name="T15"> </text:span><text:span text:style-name="T16">Datei</text:span><text:span text:style-name="T17"> </text:span><text:span text:style-name="T18">auch</text:span><text:span text:style-name="T19"> </text:span><text:span text:style-name="T20">ohne</text:span><text:span text:style-name="T21"> </text:span><text:span text:style-name="T22">die</text:span><text:span text:style-name="T23"> </text:span><text:span text:style-name="T24">zusätzlichen</text:span><text:span text:style-name="T25"> </text:span><text:span text:style-name="T26">Dateien</text:span><text:span text:style-name="T27"> </text:span><text:span text:style-name="T28">wie</text:span> <text:span text:style-name="T29">Bilder</text:span><text:span text:style-name="T30"> </text:span><text:span text:style-name="T31">oder</text:span><text:span text:style-name="T32"> </text:span><text:span text:style-name="T33">die</text:span><text:span text:style-name="T34"> </text:span><text:span text:style-name="T35">CSS</text:span><text:span text:style-name="T36"> </text:span><text:span text:style-name="T37">Datei</text:span><text:span text:style-name="T38"> </text:span><text:span text:style-name="T39">funktionieren.</text:span><text:span text:style-name="T40"> </text:span><text:span text:style-name="T41">Alle</text:span><text:span text:style-name="T42"> </text:span><text:span text:style-name="T43">Daten</text:span><text:span text:style-name="T44"> </text:span><text:span text:style-name="T45">werden</text:span><text:span text:style-name="T46"> </text:span><text:span text:style-name="T47">in</text:span><text:span text:style-name="T48"> </text:span><text:span text:style-name="T49">die</text:span><text:span text:style-name="T50"> </text:span><text:span text:style-name="T51">.htm</text:span><text:span text:style-name="T52"> </text:span><text:span text:style-name="T53">Datei</text:span><text:span text:style-name="T54"> </text:span><text:span text:style-name="T55">eingebunden.</text:span><text:note text:id="ftn2" text:note-class="footnote"><text:note-citation>3</text:note-citation><text:note-body><text:p text:style-name="Footnote">Diese Eigenschaft wurde wieder entfernt da eine Datei mit sehr vielen Bildern oder gar Videos, die alle in die HTML Datei eingebunden werden, sehr groß wird. Dieses erhöht die Ladezeit der HTM Datei. Bei der Verwaltung durch git wirkt sich diese Eigenschaft auch ungünstig aus.</text:p></text:note-body></text:note><text:line-break/>Auch wurde die <text:a xlink:type="simple" xlink:href="#litfunk" office:name=""><text:span text:style-name="Definition">Literaturfunktion</text:span></text:a> von Pandoc eingebaut sodass Verweise auf anderen Quellen in den Denkschriften verwendet werden können.</text:p>
      <text:p text:style-name="Text_20_body">Wer sich Rumex nicht installieren möchte aber dennoch eine einfache Möglichkeit sucht HTML Seiten zu erstellen, kann sich einmal <text:a xlink:type="simple" xlink:href="http://www.it-bayer.de/cirsium" office:name=""><text:span text:style-name="Definition">cirsium</text:span></text:a> anschauen. Cirsium ist eine Auskopplung aus Rumex, unterteilt aber die Quelltextdatei in verschiedene Abschnitte. Am besten einfach mal auf <text:a xlink:type="simple" xlink:href="http://www.github.com/itbayer/cirsium" office:name=""><text:span text:style-name="Definition">github.com</text:span></text:a> anschauen.</text:p>
      <text:h text:style-name="Heading_20_1" text:outline-level="1">Die (g)vim statik Kurztaste in Rumex</text:h>
      <text:p text:style-name="First_20_paragraph">Ab der Rumex Version 0.8.2 sind die Funktionstasten in Rumex enthalten. Folgende F-Tasten wurden belegt.</text:p>
      <text:p text:style-name="Definition_20_Term"><text:span text:style-name="T56">F5</text:span></text:p>
      <text:p text:style-name="Definition_20_Definition">Erstellt die <text:span text:style-name="T57">.htm</text:span> Datei ohne Inhaltsverzeichnis.</text:p>
      <text:p text:style-name="Definition_20_Term"><text:span text:style-name="T58">Shift+F5</text:span></text:p>
      <text:p text:style-name="Definition_20_Definition">Erstellt die <text:span text:style-name="T59">.htm</text:span> Datei mit Inhaltsverzeichnis bis zur Ebene 3.</text:p>
      <text:p text:style-name="Definition_20_Term"><text:span text:style-name="T60">Alt+F5</text:span></text:p>
      <text:p text:style-name="Definition_20_Definition">Erstellt die <text:span text:style-name="T61">.htm</text:span> Datei mit kompletten Inhaltsverzeichnis bzw. bis Ebene 5 da LaTeX auch nicht mehr Ebenen unterstützt und die beiden Ausgabe Format annähernd identisch sein sollten.</text:p>
      <text:p text:style-name="Definition_20_Term"><text:span text:style-name="T62">Ctrl+F5</text:span></text:p>
      <text:p text:style-name="Definition_20_Definition">Öffnet die <text:span text:style-name="T63">.htm</text:span> Datei.</text:p>
      <text:p text:style-name="Definition_20_Term"><text:span text:style-name="T64">F6</text:span></text:p>
      <text:p text:style-name="Definition_20_Definition">Erstellt die <text:span text:style-name="T65">.pdf</text:span> Datei ohne Inhaltsverzeichnis.</text:p>
      <text:p text:style-name="Definition_20_Term"><text:span text:style-name="T66">Shift+F6</text:span></text:p>
      <text:p text:style-name="Definition_20_Definition">Erstellt die <text:span text:style-name="T67">.pdf</text:span> Datei mit Inhaltsverzeichnis bis zur Ebene 3.</text:p>
      <text:p text:style-name="Definition_20_Term"><text:span text:style-name="T68">Alt+F6</text:span></text:p>
      <text:p text:style-name="Definition_20_Definition">Erstellt die <text:span text:style-name="T69">.pdf</text:span> Datei mit kompletten Inhaltsverzeichnis. Hier ist anzumerken dass LaTeX nur Inhaltsverzeichnisse bis zur Ebene 5 unterstützt. Das HTML Format wurde entsprechend angepasst, siehe oben.</text:p>
      <text:p text:style-name="Definition_20_Term"><text:span text:style-name="T70">Ctrl+F6</text:span></text:p>
      <text:p text:style-name="Definition_20_Definition">Öffnet die <text:span text:style-name="T71">.pdf</text:span> Datei. Zur Zeit wird nur zathura unterstützt.</text:p>
      <text:p text:style-name="Definition_20_Term"><text:span text:style-name="T72">F7</text:span></text:p>
      <text:p text:style-name="Definition_20_Definition">Erstellt die restlichen Formate, <text:span text:style-name="T73">.epub</text:span>, <text:span text:style-name="T74">.odt</text:span> und <text:span text:style-name="T75">.mobi</text:span>. Voraussetzung für das <text:span text:style-name="T76">.mobi</text:span> Format ist <text:span text:style-name="T77">calibre</text:span>.</text:p>
      <text:p text:style-name="Definition_20_Term"><text:span text:style-name="T78">Ctrl-F7</text:span></text:p>
      <text:p text:style-name="Definition_20_Definition">Öffnet die Literatur Verwaltung <text:span text:style-name="T79">rumex.bib</text:span>. Voraussetzung, <text:span text:style-name="T80">jabref</text:span> ist installiert.</text:p>
      <text:h text:style-name="Heading_20_1" text:outline-level="1">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2">cd .rx</text:p>
      <text:p text:style-name="P3">ln -s ../.rumex/default/statik.css statik.css</text:p>
      <text:h text:style-name="Heading_20_1" text:outline-level="1">Die Literaturverzeichnis Funktion</text:h>
      <text:p text:style-name="First_20_paragraph">Beim Lesen des Artikels <text:span text:style-name="T81">"PDF-Dokumente</text:span><text:span text:style-name="T82"> </text:span><text:span text:style-name="T83">schreiben</text:span><text:span text:style-name="T84"> </text:span><text:span text:style-name="T85">mit</text:span><text:span text:style-name="T86"> </text:span><text:span text:style-name="T87">Pandoc</text:span><text:span text:style-name="T88"> </text:span><text:span text:style-name="T89">und</text:span><text:span text:style-name="T90"> </text:span><text:span text:style-name="T91">Markdown"</text:span><text:span text:style-name="T92"> </text:span><text:span text:style-name="T93">(</text:span><text:span text:style-name="T94">Stender</text:span><text:span text:style-name="T95">,</text:span><text:span text:style-name="T96"> </text:span><text:span text:style-name="T97">2013</text:span><text:span text:style-name="T98">)</text:span> ist mir die Idee gekommen die Rumex <text:span text:style-name="T99">statik</text:span><text:span text:style-name="T100"> </text:span><text:span text:style-name="T101">Funktion</text:span> mit einem Literaturverzeichnis, die ja auch in pandoc zur Verfügung steht, zu versehen.</text:p>
      <text:h text:style-name="Heading_20_1" text:outline-level="1">Installation pandoc manuell</text:h>
      <text:p text:style-name="First_20_paragraph">Für die Verwendung der Literaturfunktion muss pandoc um das Zusatzprogramm <text:span text:style-name="T102">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4">cabal update</text:p>
      <text:p text:style-name="P5">cabal install pandoc pandoc-citeproc</text:p>
      <text:p text:style-name="First_20_paragraph">Zu guter Letzt erstellt man noch die symbolischen Links der beiden Programme.</text:p>
      <text:p text:style-name="P6">sudo ln -s /home/USER/.cabal/bin/pandoc /usr/local/bin/.</text:p>
      <text:p text:style-name="P7">sudo ln -s /home/USER/.cabal/bin/pandoc-citeproc /usr/local/bin/.</text:p>
      <text:h text:style-name="Heading_20_3" text:outline-level="3">Nachinstallation Rumex</text:h>
      <text:p text:style-name="First_20_paragraph">Wer Rumex schon im Einsatz hat muss für die Erweiterung ein wenig Hand anlegen. Zu erste holt man sich die neue Version<text:note text:id="ftn3" text:note-class="footnote"><text:note-citation>4</text:note-citation><text:note-body><text:p text:style-name="Footnote">Die Literatur Erweiterung ist ab der Rumex Version 0.8.2 enthalten.</text:p></text:note-body></text:note> von rumex.</text:p>
      <text:p text:style-name="Text_20_body">Dann braucht man noch drei zusätzliche Dateien im Verzeichnis <text:span text:style-name="T103">.rx</text:span>.</text:p>
      <text:list text:style-name="L2">
        <text:list-item>
          <text:p text:style-name="P8"><text:span text:style-name="T104">rumex.bib</text:span></text:p>
        </text:list-item>
        <text:list-item>
          <text:p text:style-name="P8"><text:span text:style-name="T105">rumex.csl</text:span></text:p>
        </text:list-item>
        <text:list-item>
          <text:p text:style-name="P8"><text:span text:style-name="T106">statik.css</text:span></text:p>
        </text:list-item>
      </text:list>
      <text:p text:style-name="First_20_paragraph">Wobei der <text:a xlink:type="simple" xlink:href="#literatur-stil" office:name=""><text:span text:style-name="Definition">Literatur Vorlage Stiel</text:span></text:a> und die CSS Datei nur verlinkt wird. In der <text:span text:style-name="T107">rumex.bib</text:span> werden dann die Literatur Verweise verwaltet.</text:p>
      <text:p text:style-name="P9">cd .rx</text:p>
      <text:p text:style-name="P10">touch rumex.bib</text:p>
      <text:p text:style-name="P11">ln -s ../.rumex/default/din-1505-2.csl rumex.csl</text:p>
      <text:p text:style-name="P12">ln -s ../.rumex/default/statik.css statik.css</text:p>
      <text:h text:style-name="Heading_20_3" text:outline-level="3">Literatur Stil</text:h>
      <text:p text:style-name="First_20_paragraph">Als Literatur Stil kommt <text:span text:style-name="T108">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109">rumex.csl</text:span> gewählt damit mit eine Änderung des Stils einfach über den Symlink gemacht werden kann.</text:p>
      <text:h text:style-name="Heading_20_3" text:outline-level="3">Literatur Verwaltung</text:h>
      <text:p text:style-name="First_20_paragraph">Für die Verwaltung der Literatur Datenbank verwende ich <text:a xlink:type="simple" xlink:href="http://jabref.sourceforge.net/" office:name=""><text:span text:style-name="Definition">Jabref</text:span></text:a>.</text:p>
      <text:p text:style-name="P13">sudo apt-get install jabref</text:p>
      <text:p text:style-name="First_20_paragraph">Der Aufruf des Programms wurde auch auf einen F Taste gelegt. Wer eine anderes Programm verwenden will muss diesen entsprechend anpassen.</text:p>
      <text:h text:style-name="Heading_20_3" text:outline-level="3">Tipps</text:h>
      <text:list text:style-name="L3">
        <text:list-item>
          <text:p text:style-name="P14">Auf Wikipedia (2013) findet man eine schöne Beschreibung über die Literatur Verwaltung mit BibTex.</text:p>
        </text:list-item>
        <text:list-item>
          <text:p text:style-name="P14">Die BibTex Einträge muss man sich unter Umständen nicht einmal selber erstellen. Da verschiedene Seiten entsprechende Dienste anbieten. Gelungen finde ich die Seite von <text:a xlink:type="simple" xlink:href="http://www.literatur-generator.de/" office:name=""><text:span text:style-name="Definition">http://www.literatur-generator.de/</text:span></text:a> aber auch auf <text:a xlink:type="simple" xlink:href="http://lead.to/amazon/en/?op=bt" office:name=""><text:span text:style-name="Definition">http://lead.to/amazon/en/?op=bt</text:span></text:a> findet man BibTeX Einträge. Zwar muss man diese unter Umständen noch ein wenig überarbeiten aber das Grund Gerüst wird einem sozusagen frei Haus geliefert.<text:line-break/>Wer einen Wikipedia Artikel zitieren dem wird unter <text:span text:style-name="T110">"Werkzeuge -&gt; Seite zitieren"</text:span> weiter geholfen.</text:p>
        </text:list-item>
        <text:list-item>
          <text:p text:style-name="P14">Für das zitieren von Internetseiten verwende ich folgende Formate, siehe dazu Abschnitt <text:a xlink:type="simple" xlink:href="#literaturverzeichnis" office:name=""><text:span text:style-name="Definition">Literaturverzeichnis</text:span></text:a>.</text:p>
        </text:list-item>
      </text:list>
      <text:p text:style-name="P15"><text:s text:c="4"/>@ELECTRONIC{ wiki:bibtex,</text:p>
      <text:p text:style-name="P16"><text:s text:c="8"/>author = "Wikipedia",</text:p>
      <text:p text:style-name="P17"><text:s text:c="8"/>title = "BibTeX --- Wikipedia{,} Die freie Enzyklopädie",</text:p>
      <text:p text:style-name="P18"><text:s text:c="8"/>year = "2013",</text:p>
      <text:p text:style-name="P19"><text:s text:c="8"/>url = "http://de.wikipedia.org/w/index.php?title=BibTeX&amp;oldid=124228120", </text:p>
      <text:p text:style-name="P20"><text:s text:c="8"/>note = "[Online; Stand 18. Dezember 2013]"</text:p>
      <text:p text:style-name="P21"><text:s text:c="4"/>}</text:p>
      <text:p text:style-name="P22">...oder</text:p>
      <text:p text:style-name="First_20_paragraph"><text:span text:style-name="T111">Achtung:</text:span> Das Formate <text:span text:style-name="T112">@WWW</text:span> wird von jabref nicht unterstützt und gegen ein anders ausgetauscht. Bei dem Einsatz von Jabref am besten <text:span text:style-name="T113">@ELECTRONIC</text:span> verwenden.</text:p>
      <text:p text:style-name="P23"><text:s text:c="4"/>@WWW{ wiki:bibtex,</text:p>
      <text:p text:style-name="P24"><text:s text:c="8"/>author = "Wikipedia",</text:p>
      <text:p text:style-name="P25"><text:s text:c="8"/>title = "BibTeX --- Wikipedia{,} Die freie Enzyklopädie",</text:p>
      <text:p text:style-name="P26"><text:s text:c="8"/>year = "2013",</text:p>
      <text:p text:style-name="P27"><text:s text:c="8"/>url = "http://de.wikipedia.org/w/index.php?title=BibTeX&amp;oldid=124228120", </text:p>
      <text:p text:style-name="P28"><text:s text:c="8"/>note = "[Online; Stand 18. Dezember 2013]"</text:p>
      <text:p text:style-name="P29"><text:s text:c="4"/>}</text:p>
      <text:h text:style-name="Heading_20_1" text:outline-level="1">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4">
        <text:list-item>
          <text:p text:style-name="P30">Die Datei bzw. das Verzeichnis in <text:span text:style-name="T114">.gitignore</text:span> hinterlegen. Somit wird diese nicht verwaltet und auch nicht, bei einem <text:span text:style-name="T115">make online</text:span>, hoch geladen.</text:p>
        </text:list-item>
        <text:list-item>
          <text:p text:style-name="P30">Eine zweite lokale Rumex Installation die nur für Denkschriften verwendet wird.</text:p>
        </text:list-item>
        <text:list-item>
          <text:p text:style-name="P30">...und dann wäre da noch <text:a xlink:type="simple" xlink:href="https://github.com/itbayer/cirsium" office:name=""><text:span text:style-name="Definition">Cirsium</text:span></text:a>, eine Auskopplung aus Rumex, mit der man einfache html und pdf Seiten erstellen kann. Die Literaturverzeichnisoption ist auch enthalten. Die Formate odt, epub und mobi sind jedoch nicht eingebaut.</text:p>
        </text:list-item>
      </text:list>
      <text:h text:style-name="Heading_20_2" text:outline-level="2">Setzen der Überschrift für das Literaturverzeichnis</text:h>
      <text:p text:style-name="First_20_paragraph">Die Überschrift für das Literaturverzeichnis muss immer am Ende des Artikels gesetzt werden.</text:p>
      <text:p text:style-name="Text_20_body"><text:span text:style-name="T116">Beispiel</text:span></text:p>
      <text:p text:style-name="P31"># Literaturverzeichnis</text:p>
      <text:h text:style-name="Heading_20_2" text:outline-level="2">Einbinden von Bildern</text:h>
      <text:p text:style-name="First_20_paragraph">Bei dem Einbinden der Bilder muss man beachten dass die Erstellung der statik Datei vom Verzeichnis <text:span text:style-name="T117">.rx</text:span> ausgeht.</text:p>
      <text:p text:style-name="Text_20_body">Will man also ein Bild, dass im Ordner der Statik Datei liegt einbinden so muss auch auf das Bild aus der Sicht des <text:span text:style-name="T118">.rx</text:span> Verzeichnisses eingebunden werden.</text:p>
      <text:p text:style-name="Text_20_body">Beispiel:</text:p>
      <text:p text:style-name="Text_20_body">Das Bild liegt im Ordner <text:span text:style-name="T119">statik</text:span> somit müsste der Markdown Befehl so aussehen.</text:p>
      <text:p text:style-name="P32">![Beispielbild](../statik/beispiel.png)</text:p>
      <text:p text:style-name="First_20_paragraph">In Rumex kann man diese Funktion natürlich auch verwenden. Am besten erstellt man sich dazu ein eigenes Unterverzeichnis und dort die Datei <text:span text:style-name="T120">index.md</text:span> mit den Texten.</text:p>
      <text:h text:style-name="Heading_20_2" text:outline-level="2">Statik Dateien im <text:span text:style-name="T121">.rx</text:span> Verzeichnis</text:h>
      <text:p text:style-name="First_20_paragraph">Es wird sicher passieren dass man die Funktionstasten der Statik Seiten auch bei der Bearbeitung der eigentlichen Rumex Dateien drückt. Durch entsprechende Einträge in der <text:span text:style-name="T122">.gitignore</text:span> Datei werden solche Dateien von einem Upload ausgeschlossen. Mit den Aufruf von <text:span text:style-name="T123">make statikclean</text:span> können die erstellten statik Dateien Schlussendliche aus dem <text:span text:style-name="T124">.rx</text:span> Verzeichnis entfernt werden. Dieser Befehl wird auch bei <text:span text:style-name="T125">make clean</text:span> ausgeführt.</text:p>
      <text:h text:style-name="Heading_20_2" text:outline-level="2">Tipps</text:h>
      <text:p text:style-name="First_20_paragraph">Das PDF Programm <text:span text:style-name="T126">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127">Auto Refresh Plus</text:span><draw:frame text:anchor-type="as-char" style:vertical-pos="middle" style:vertical-rel="text"><draw:object xlink:href="Formula-0/" xlink:type="simple" xlink:show="embed" xlink:actuate="onLoad"/></draw:frame> bzw. <text:span text:style-name="T128">Tab Auto Reload</text:span><draw:frame text:anchor-type="as-char" style:vertical-pos="middle" style:vertical-rel="text"><draw:object xlink:href="Formula-1/" xlink:type="simple" xlink:show="embed" xlink:actuate="onLoad"/></draw:frame>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h text:style-name="Heading_20_1" text:outline-level="1">Literaturverzeichnis</text:h>
      <text:p text:style-name="First_20_paragraph"><text:span text:style-name="T129">Stender</text:span><text:span text:style-name="T130">,</text:span><text:span text:style-name="T131"> </text:span><text:span text:style-name="T132">Daniel</text:span>: <text:span text:style-name="T133">PDF-Dokumente</text:span><text:span text:style-name="T134"> </text:span><text:span text:style-name="T135">schreiben</text:span><text:span text:style-name="T136"> </text:span><text:span text:style-name="T137">mit</text:span><text:span text:style-name="T138"> </text:span><text:span text:style-name="T139">Pandoc</text:span><text:span text:style-name="T140"> </text:span><text:span text:style-name="T141">und</text:span><text:span text:style-name="T142"> </text:span><text:span text:style-name="T143">Markdown</text:span>. URL <text:a xlink:type="simple" xlink:href="http://www.pro-linux.de/artikel/2/1635/3,bibliographie.html" office:name=""><text:span text:style-name="Definition">http://www.pro-linux.de/artikel/2/1635/3,bibliographie.html</text:span></text:a></text:p>
      <text:p text:style-name="Text_20_body"><text:span text:style-name="T144">Wikipedia</text:span>: <text:span text:style-name="T145">BibTeX</text:span><text:span text:style-name="T146"> </text:span><text:span text:style-name="T147">—</text:span><text:span text:style-name="T148"> </text:span><text:span text:style-name="T149">Wikipedia</text:span><text:span text:style-name="T150">,</text:span><text:span text:style-name="T151"> </text:span><text:span text:style-name="T152">Die</text:span><text:span text:style-name="T153"> </text:span><text:span text:style-name="T154">freie</text:span><text:span text:style-name="T155"> </text:span><text:span text:style-name="T156">Enzyklopädie</text:span>. URL <text:a xlink:type="simple" xlink:href="http://de.wikipedia.org/w/index.php?title=BibTeX&amp;oldid=124228120" office:name=""><text:span text:style-name="Definition">http://de.wikipedia.org/w/index.php?title=BibTeX&amp;oldid=124228120</text:span></text:a>. — [Online; Stand 18. Dez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PDF, epub, odt und mobi mit pandocs markdown unter Rumex erstellen</dc:title>
  </office:meta>
</office:document-meta>
</file>

<file path=Formula-0/content.xml><?xml version="1.0" encoding="utf-8"?>
<math xmlns="http://www.w3.org/1998/Math/MathML" display="inline">
  <mrow>
    <msup>
      <mi/>
      <mrow>
        <mi>C</mi>
        <mi>h</mi>
        <mi>r</mi>
        <mi>o</mi>
        <mi>m</mi>
        <mi>i</mi>
        <mi>u</mi>
        <mi>m</mi>
      </mrow>
    </msup>
  </mrow>
</math>
</file>

<file path=Formula-1/content.xml><?xml version="1.0" encoding="utf-8"?>
<math xmlns="http://www.w3.org/1998/Math/MathML" display="inline">
  <mrow>
    <msup>
      <mi/>
      <mrow>
        <mi>F</mi>
        <mi>i</mi>
        <mi>r</mi>
        <mi>e</mi>
        <mi>F</mi>
        <mi>o</mi>
        <mi>x</mi>
      </mrow>
    </msup>
  </mrow>
</math>
</file>